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5395d" officeooo:paragraph-rsid="0005395d"/>
    </style:style>
    <style:style style:name="P2" style:family="paragraph" style:parent-style-name="Standard">
      <style:text-properties fo:language="pl" fo:country="PL" officeooo:paragraph-rsid="0005395d"/>
    </style:style>
    <style:style style:name="P3" style:family="paragraph" style:parent-style-name="Standard">
      <style:text-properties officeooo:paragraph-rsid="0005fcc9"/>
    </style:style>
    <style:style style:name="P4" style:family="paragraph" style:parent-style-name="Standard">
      <style:text-properties officeooo:rsid="0005fcc9" officeooo:paragraph-rsid="0005fcc9"/>
    </style:style>
    <style:style style:name="P5" style:family="paragraph" style:parent-style-name="Standard">
      <style:text-properties officeooo:rsid="00066ae6" officeooo:paragraph-rsid="00066ae6"/>
    </style:style>
    <style:style style:name="P6" style:family="paragraph" style:parent-style-name="Standard">
      <style:text-properties officeooo:paragraph-rsid="00066ae6"/>
    </style:style>
    <style:style style:name="P7" style:family="paragraph" style:parent-style-name="Standard">
      <style:text-properties officeooo:rsid="0006fb5b" officeooo:paragraph-rsid="0006fb5b"/>
    </style:style>
    <style:style style:name="P8" style:family="paragraph" style:parent-style-name="Standard">
      <style:text-properties officeooo:rsid="00078ed1" officeooo:paragraph-rsid="00078ed1"/>
    </style:style>
    <style:style style:name="T1" style:family="text">
      <style:text-properties officeooo:rsid="0005395d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5395d"/>
    </style:style>
    <style:style style:name="T4" style:family="text">
      <style:text-properties fo:language="pl" fo:country="PL" officeooo:rsid="0005fcc9"/>
    </style:style>
    <style:style style:name="T5" style:family="text">
      <style:text-properties fo:language="pl" fo:country="PL" officeooo:rsid="00066ae6"/>
    </style:style>
    <style:style style:name="T6" style:family="text">
      <style:text-properties fo:language="pl" fo:country="PL" officeooo:rsid="0006fb5b"/>
    </style:style>
    <style:style style:name="T7" style:family="text">
      <style:text-properties fo:language="pl" fo:country="PL" officeooo:rsid="00078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RODZINY</text:p>
      <text:p text:style-name="P1"/>
      <text:p text:style-name="P2"><text:span text:style-name="T1">Pewnego styczniowego ranka w 1995 roku gdy języki tj. Java oraz PHP dopiero powstawały <text:s/>a internet w Polsce raczkował przyszedł pewien człowiek. Byłem nim ja..</text:span></text:p>
      <text:p text:style-name="P2"/>
      <text:p text:style-name="P2"/>
      <text:p text:style-name="P1">Dorastanie</text:p>
      <text:p text:style-name="P1"/>
      <text:p text:style-name="P3"><text:span text:style-name="T3">Urodziłem się oraz dorastałem w</text:span><text:span text:style-name="T4"> mieście w którym w tym czasie liczyło niespełna 250 tyś mieszkańców a nazwa się Sosnowiec w którym nadal mieszkam. </text:span></text:p>
      <text:p text:style-name="P3"><text:span text:style-name="T4"/></text:p>
      <text:p text:style-name="P3"><text:span text:style-name="T4"/></text:p>
      <text:p text:style-name="P4"><text:span text:style-name="T2">Początki edukacji </text:span></text:p>
      <text:p text:style-name="P3"><text:span text:style-name="T4">Od samego początku interesowały mnie przedmioty ścisłe. </text:span><text:span text:style-name="T5">Na matematykę, fizykę, informatykę zawsze znalazłem czas po zajęciach szkolnych. Sport także nie był mi obcy, uczestniczyłem oraz zdobyłem wiele wysokich miejsc w międzyszkolnych olimpiadach w lekkoatletyce. </text:span></text:p>
      <text:p text:style-name="P3"><text:span text:style-name="T5"/></text:p>
      <text:p text:style-name="P3"><text:span text:style-name="T5"/></text:p>
      <text:p text:style-name="P3"><text:span text:style-name="T5">SZKOŁA ŚREDNIA </text:span></text:p>
      <text:p text:style-name="P5"><text:span text:style-name="T2">W liceum skupiałem dalej się rozwijaniu swojej pasji </text:span><text:span text:style-name="T6">oraz nauce przedmiotów ścisłych. </text:span></text:p>
      <text:p text:style-name="P6"><text:span text:style-name="T6">Ciągle podnosiłem swoje umiejętności programowania, głównie w C/C++. Dodatkowo, od początku liceum, zacząłem zdobywać bezcenne doświadczenie w swoich prywatnych projektach. Nie zawsze praca przebiegała idealnie, ale doświadczenia te procentują już teraz… </text:span></text:p>
      <text:p text:style-name="P3"><text:span text:style-name="T5"/></text:p>
      <text:p text:style-name="P3"><text:span text:style-name="T5"/></text:p>
      <text:p text:style-name="P3"><text:span text:style-name="T5">STUDIA</text:span></text:p>
      <text:p text:style-name="P7"><text:span text:style-name="T5">P</text:span><text:span text:style-name="T2">o szkole średniej przyszła pora na studia trudny wybór w spełnieniu wszystkich moich zainteresowań. <text:s/>Postawiłem na jedną kartę i wybrałem się na kierunek Informatyk</text:span><text:span text:style-name="T7">i</text:span><text:span text:style-name="T2"> na Wydziale Informatyki i Mechaniki w Częstochowie. </text:span></text:p>
      <text:p text:style-name="P8"><text:span text:style-name="T2">Tematem moje pracy dyplomowej było Opracowanie narzędzia do administracji systemem Linux z poziomu przeglądarki internetowej. (ang. Development of the Internet browser’s level management tool for the Linux system)</text:span></text:p>
      <text:p text:style-name="P8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21T14:41:34.480000000</dc:date>
    <meta:editing-duration>PT9M19S</meta:editing-duration>
    <meta:editing-cycles>3</meta:editing-cycles>
    <meta:document-statistic meta:table-count="0" meta:image-count="0" meta:object-count="0" meta:page-count="1" meta:paragraph-count="12" meta:word-count="192" meta:character-count="1401" meta:non-whitespace-character-count="1212"/>
  </office:meta>
</office:document-meta>
</file>